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officeooo:rsid="0027d681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Characters r</text:span>elationships </text:h>
      <text:h text:style-name="Heading_20_2" text:outline-level="2">During apprenticeship</text:h>
      <text:p text:style-name="P1"><draw:frame draw:style-name="fr1" draw:name="Immagine27" text:anchor-type="as-char" svg:width="10.319cm" svg:height="10.134cm" draw:z-index="0"><draw:image xlink:href="../../Resources/Characters/Characters%20Maps/characters_map_PAST.png" xlink:type="simple" xlink:show="embed" xlink:actuate="onLoad" loext:mime-type="image/png"/></draw:frame></text:p>
      <text:h text:style-name="Heading_20_2" text:outline-level="2">Beginning of Act 1</text:h>
      <text:p text:style-name="P1"><draw:frame draw:style-name="fr2" draw:name="immagini5" text:anchor-type="as-char" svg:width="18.731cm" svg:height="12.67cm" draw:z-index="1"><draw:image xlink:href="../../Resources/Characters/Characters%20Maps/characters_map2_ACT-1.png" xlink:type="simple" xlink:show="embed" xlink:actuate="onLoad" loext:mime-type="image/png"/></draw:frame></text:p>
      <text:h text:style-name="P7" text:outline-level="2">Ending of Act 1</text:h>
      <text:p text:style-name="P1"><draw:frame draw:style-name="fr3" draw:name="immagini6" text:anchor-type="as-char" svg:width="17.701cm" svg:height="12.51cm" draw:z-index="2"><draw:image xlink:href="../../Resources/Characters/Characters%20Maps/characters_map3_ACT-1-2.png" xlink:type="simple" xlink:show="embed" xlink:actuate="onLoad" loext:mime-type="image/png"/></draw:frame></text:p>
      <text:h text:style-name="Heading_20_2" text:outline-level="2">Ending of Act 2</text:h>
      <text:p text:style-name="P1"><draw:frame draw:style-name="fr3" draw:name="Immagine24" text:anchor-type="as-char" svg:width="16.245cm" svg:height="10.478cm" draw:z-index="3"><draw:image xlink:href="../../Resources/Characters/Characters%20Maps/characters_map4_ACT-2-3.png" xlink:type="simple" xlink:show="embed" xlink:actuate="onLoad" loext:mime-type="image/png"/></draw:frame></text:p>
      <text:p text:style-name="Standard"><text:span text:style-name="T2">All images on this page(s) are protected by the following copyrights: 1997 Eiichiro Oda, 2002 Masashi Kishimoto, 2004 Studio Ghibli, 2004 Akira Amano, 2009 Isayama Haj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racters relationships 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racters relationships </dc:title>
    <dc:date>2018-11-25T20:16:29.985000000</dc:date>
    <dc:creator>Michele Maione</dc:creator>
    <meta:editing-duration>PT18M43S</meta:editing-duration>
    <meta:editing-cycles>3</meta:editing-cycles>
    <meta:generator>LibreOffice/6.1.2.1$Windows_X86_64 LibreOffice_project/65905a128db06ba48db947242809d14d3f9a93fe</meta:generator>
    <meta:document-statistic meta:table-count="1" meta:image-count="4" meta:object-count="0" meta:page-count="2" meta:paragraph-count="12" meta:word-count="47" meta:character-count="294" meta:non-whitespace-character-count="254"/>
    <meta:template xlink:type="simple" xlink:actuate="onRequest" xlink:title="" xlink:href="../MasterGameDesignDocument.odm" meta:date="2018-11-25T19:47:11.764000000"/>
  </office:meta>
</office:document-meta>
</file>